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MessageCodesResolver.resolveMessageCodes( String errorCode , String objectName , String field , @ Nullable Class fiel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DrivenBeanDefinitionParserTests.testReturnValue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DrivenBeanDefinitionParserTests.testArgument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DrivenBeanDefinitionParserTests.beanNameUrlHandler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DrivenBeanDefinitionParserTests.loadBeanDefinitions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HandlerMethodArgumentResolver.supportsParameter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DrivenBeanDefinitionParserTests.testMessageConvertersWithoutDefaultRegist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DrivenBeanDefinitionParserTests.testArgumentResolvers(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nnotationDrivenBeanDefinitionParserTests.verifyRequestResponseBodyAdvice( Object bea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HandlerMethodReturnValueHandler.handleReturnValue( Object returnValue , MethodParameter returnType , ModelAndViewContainer mavContainer , NativeWebRequest web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HandlerMethodReturnValueHandler.supportsReturnType( MethodParameter 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DrivenBeanDefinitionParserTests.testMessageCodes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HandlerMethodArgumentResolver.resolveArgument( MethodParameter parameter , ModelAndViewContainer mavContainer , NativeWebRequest webRequest , WebDataBinderFactory bind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DrivenBeanDefinitionParserTests.testPathMatching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notationDrivenBeanDefinitionParserTests.verifyResponseBodyAdvice( Object bea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WebArgumentResolver.resolveArgument( MethodParameter methodParameter , NativeWebRequest web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DrivenBeanDefinitionParserTests.verifyMessageConverters( Object bean , boolean hasDefaultRegistra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nnotationDrivenBeanDefinitionParserTests.testReturnValueHandlers(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MessageCodesResolver.resolveMessageCodes( String errorCode , String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DrivenBeanDefinitionParserTests.testMessageConver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